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style:text-autospace="none"/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">
      <style:paragraph-properties style:text-autospace="none"/>
    </style:style>
    <style:style style:name="P7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8" style:family="paragraph" style:parent-style-name="Standard" style:list-style-name="">
      <style:paragraph-properties style:text-autospace="none"/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fo:color="#bf00bf" style:font-name="Lucida Console" fo:font-size="9pt" style:font-name-asian="Lucida Console" style:font-size-asian="9pt" style:font-name-complex="Lucida Console" style:font-size-complex="9pt"/>
    </style:style>
    <style:style style:name="T3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fo:color="#00bfbf" style:font-name="Lucida Console" fo:font-size="9pt" style:font-name-asian="Lucida Console" style:font-size-asian="9pt" style:font-name-complex="Lucida Console" style:font-size-complex="9pt"/>
    </style:style>
    <style:style style:name="T5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6" style:family="text">
      <style:text-properties fo:color="#6060ff" style:font-name="Lucida Console" fo:font-size="9pt" style:font-name-asian="Lucida Console" style:font-size-asian="9pt" style:font-name-complex="Lucida Console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effrey@Jeff </text:span><text:span text:style-name="T2">MINGW64 </text:span><text:span text:style-name="T3">~/Desktop/git_tutorial_yechiel</text:span><text:span text:style-name="T4"> (master)</text:span></text:p>
      <text:p text:style-name="P2">$ git init</text:p>
      <text:p text:style-name="P2">Reinitialized existing Git repository in C:/Users/Jeffrey/Desktop/git_tutorial_yechiel/.git/</text:p>
      <text:p text:style-name="P2"/>
      <text:p text:style-name="P1"><text:span text:style-name="T1">Jeffrey@Jeff </text:span><text:span text:style-name="T2">MINGW64 </text:span><text:span text:style-name="T3">~/Desktop/git_tutorial_yechiel</text:span><text:span text:style-name="T4"> (master)</text:span></text:p>
      <text:p text:style-name="P2">$ git add .</text:p>
      <text:p text:style-name="P2"/>
      <text:p text:style-name="P1"><text:span text:style-name="T1">Jeffrey@Jeff </text:span><text:span text:style-name="T2">MINGW64 </text:span><text:span text:style-name="T3">~/Desktop/git_tutorial_yechiel</text:span><text:span text:style-name="T4"> (master)</text:span></text:p>
      <text:p text:style-name="P2">$ git commit -m "Thanks"</text:p>
      <text:p text:style-name="P2">[master (root-commit) 7dc9435] Thanks</text:p>
      <text:p text:style-name="P2"><text:s/>1 file changed, 0 insertions(+), 0 deletions(-)</text:p>
      <text:p text:style-name="P2"><text:s/>create mode 100644 hello.txt.txt</text:p>
      <text:p text:style-name="P2"/>
      <text:p text:style-name="P1"><text:span text:style-name="T1">Jeffrey@Jeff </text:span><text:span text:style-name="T2">MINGW64 </text:span><text:span text:style-name="T3">~/Desktop/git_tutorial_yechiel</text:span><text:span text:style-name="T4"> (master)</text:span></text:p>
      <text:p text:style-name="P2">$ git push</text:p>
      <text:p text:style-name="P2">fatal: The current branch master has no upstream branch.</text:p>
      <text:p text:style-name="P2">To push the current branch and set the remote as upstream, use</text:p>
      <text:p text:style-name="P2"/>
      <text:p text:style-name="P2"><text:s text:c="4"/>git push --set-upstream origin master</text:p>
      <text:p text:style-name="P2"/>
      <text:p text:style-name="P2"/>
      <text:p text:style-name="P1"><text:span text:style-name="T1">Jeffrey@Jeff </text:span><text:span text:style-name="T2">MINGW64 </text:span><text:span text:style-name="T3">~/Desktop/git_tutorial_yechiel</text:span><text:span text:style-name="T4"> (master)</text:span></text:p>
      <text:p text:style-name="P2">$ ^C</text:p>
      <text:p text:style-name="P2"/>
      <text:p text:style-name="P1"><text:span text:style-name="T1">Jeffrey@Jeff </text:span><text:span text:style-name="T2">MINGW64 </text:span><text:span text:style-name="T3">~/Desktop/git_tutorial_yechiel</text:span><text:span text:style-name="T4"> (master)</text:span></text:p>
      <text:p text:style-name="P2">$ git push --set-upstream origin master</text:p>
      <text:p text:style-name="P2">Enumerating objects: 3, done.</text:p>
      <text:p text:style-name="P2">Counting objects: 100% (3/3), done.</text:p>
      <text:p text:style-name="P2">Writing objects: 100% (3/3), 219 bytes | 73.00 KiB/s, done.</text:p>
      <text:p text:style-name="P2">Total 3 (delta 0), reused 0 (delta 0), pack-reused 0</text:p>
      <text:p text:style-name="P2">To https://github.com/Yechieler/git_tutorial_yechiel.git</text:p>
      <text:p text:style-name="P2"><text:s/>* [new branch] <text:s text:c="5"/>master -&gt; master</text:p>
      <text:p text:style-name="P2">Branch 'master' set up to track remote branch 'master' from 'origin'.</text:p>
      <text:p text:style-name="P2"/>
      <text:p text:style-name="P1"><text:span text:style-name="T1">Jeffrey@Jeff </text:span><text:span text:style-name="T2">MINGW64 </text:span><text:span text:style-name="T3">~/Desktop/git_tutorial_yechiel</text:span><text:span text:style-name="T4"> (master)</text:span></text:p>
      <text:p text:style-name="P2">$ git push</text:p>
      <text:p text:style-name="P2">Everything up-to-date</text:p>
      <text:p text:style-name="P2"/>
      <text:p text:style-name="P1"><text:span text:style-name="T1">Jeffrey@Jeff </text:span><text:span text:style-name="T2">MINGW64 </text:span><text:span text:style-name="T3">~/Desktop/git_tutorial_yechiel</text:span><text:span text:style-name="T4"> (master)</text:span></text:p>
      <text:p text:style-name="P2">$ ^C</text:p>
      <text:p text:style-name="P2"/>
      <text:p text:style-name="P1"><text:span text:style-name="T1">Jeffrey@Jeff </text:span><text:span text:style-name="T2">MINGW64 </text:span><text:span text:style-name="T3">~/Desktop/git_tutorial_yechiel</text:span><text:span text:style-name="T4"> (master)</text:span></text:p>
      <text:p text:style-name="P2">$ ^C</text:p>
      <text:p text:style-name="P2"/>
      <text:p text:style-name="P1"><text:span text:style-name="T1">Jeffrey@Jeff </text:span><text:span text:style-name="T2">MINGW64 </text:span><text:span text:style-name="T3">~/Desktop/git_tutorial_yechiel</text:span><text:span text:style-name="T4"> (master)</text:span></text:p>
      <text:p text:style-name="P2">$</text:p>
      <text:p text:style-name="Standard"/>
      <text:p text:style-name="Standard"/>
      <text:p text:style-name="Standard"/>
      <text:p text:style-name="Standard"/>
      <text:p text:style-name="Standard"/>
      <text:p text:style-name="P3">better example </text:p>
      <text:p text:style-name="P3"/>
      <text:p text:style-name="P3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mkdir chocholate</text:p>
      <text:p text:style-name="P2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dir</text:p>
      <text:p text:style-name="P2">README.md <text:s/>chocholate <text:s/>week1 <text:s/>week2 <text:s/>week3 <text:s/>week4 <text:s/>week5</text:p>
      <text:p text:style-name="P2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mkdir week6</text:p>
      <text:p text:style-name="P2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mkdir week7</text:p>
      <text:p text:style-name="P2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mkdir week8</text:p>
      <text:p text:style-name="P2"/>
      <text:p text:style-name="P1"><text:soft-page-break/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mkdir week9</text:p>
      <text:p text:style-name="P2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mkdir week10</text:p>
      <text:p text:style-name="P2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mkdir week11</text:p>
      <text:p text:style-name="P2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mkdir week12</text:p>
      <text:p text:style-name="P2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git init</text:p>
      <text:p text:style-name="P2">Reinitialized existing Git repository in C:/Users/Jeffrey/Desktop/Developers Institute/.git/</text:p>
      <text:p text:style-name="P2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git remote add origin https://github.com/Yechieler/DI_Bootcamp.git</text:p>
      <text:p text:style-name="P2">error: remote origin already exists.</text:p>
      <text:p text:style-name="P2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git remote -v</text:p>
      <text:p text:style-name="P2">origin <text:s/>https://github.com/Yechieler/DI_Bootcamp.git (fetch)</text:p>
      <text:p text:style-name="P2">origin <text:s/>https://github.com/Yechieler/DI_Bootcamp.git (push)</text:p>
      <text:p text:style-name="P2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git add .</text:p>
      <text:p text:style-name="P2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git status</text:p>
      <text:p text:style-name="P2">On branch main</text:p>
      <text:p text:style-name="P2">Your branch is up to date with 'origin/main'.</text:p>
      <text:p text:style-name="P2"/>
      <text:p text:style-name="P2">Changes to be committed:</text:p>
      <text:p text:style-name="P2"><text:s text:c="2"/>(use "git restore --staged &lt;file&gt;..." to unstage)</text:p>
      <text:p text:style-name="P1"><text:span text:style-name="T5"><text:s text:c="8"/></text:span><text:span text:style-name="T1">new file: <text:s text:c="2"/>week1/day3/Create Your CV/.vscode/settings.json</text:span></text:p>
      <text:p text:style-name="P1"><text:span text:style-name="T5"><text:s text:c="8"/></text:span><text:span text:style-name="T1">new file: <text:s text:c="2"/>week1/day3/Create Your CV/index.html</text:span></text:p>
      <text:p text:style-name="P1"><text:span text:style-name="T5"><text:s text:c="8"/></text:span><text:span text:style-name="T1">new file: <text:s text:c="2"/>week1/day3/Create Your CV/style.css</text:span></text:p>
      <text:p text:style-name="P1"><text:span text:style-name="T5"><text:s text:c="8"/></text:span><text:span text:style-name="T1">new file: <text:s text:c="2"/>week1/day3/morning practice/index.html</text:span></text:p>
      <text:p text:style-name="P1"><text:span text:style-name="T5"><text:s text:c="8"/></text:span><text:span text:style-name="T1">new file: <text:s text:c="2"/>week1/day3/morning practice/style.css</text:span></text:p>
      <text:p text:style-name="P4"/>
      <text:p text:style-name="P4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git commit -m "weekly files Added"</text:p>
      <text:p text:style-name="P2">[main 1ebd27d] weekly files Added</text:p>
      <text:p text:style-name="P2"><text:s/>5 files changed, 141 insertions(+)</text:p>
      <text:p text:style-name="P2"><text:s/>create mode 100644 week1/day3/Create Your CV/.vscode/settings.json</text:p>
      <text:p text:style-name="P2"><text:s/>create mode 100644 week1/day3/Create Your CV/index.html</text:p>
      <text:p text:style-name="P2"><text:s/>create mode 100644 week1/day3/Create Your CV/style.css</text:p>
      <text:p text:style-name="P2"><text:s/>create mode 100644 week1/day3/morning practice/index.html</text:p>
      <text:p text:style-name="P2"><text:s/>create mode 100644 week1/day3/morning practice/style.css</text:p>
      <text:p text:style-name="P2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git status</text:p>
      <text:p text:style-name="P2">On branch main</text:p>
      <text:p text:style-name="P2">Your branch is ahead of 'origin/main' by 1 commit.</text:p>
      <text:p text:style-name="P2"><text:s text:c="2"/>(use "git push" to publish your local commits)</text:p>
      <text:p text:style-name="P2"/>
      <text:p text:style-name="P2">nothing to commit, working tree clean</text:p>
      <text:p text:style-name="P2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git push -u origin main</text:p>
      <text:p text:style-name="P2">Enumerating objects: 14, done.</text:p>
      <text:p text:style-name="P2">Counting objects: 100% (14/14), done.</text:p>
      <text:p text:style-name="P2">Delta compression using up to 4 threads</text:p>
      <text:p text:style-name="P2">Compressing objects: 100% (10/10), done.</text:p>
      <text:p text:style-name="P2">Writing objects: 100% (12/12), 2.07 KiB | 302.00 KiB/s, done.</text:p>
      <text:p text:style-name="P2">Total 12 (delta 0), reused 0 (delta 0), pack-reused 0</text:p>
      <text:p text:style-name="P2">To https://github.com/Yechieler/DI_Bootcamp.git</text:p>
      <text:p text:style-name="P2"><text:s text:c="3"/>b32e466..1ebd27d <text:s/>main -&gt; main</text:p>
      <text:p text:style-name="P2">Branch 'main' set up to track remote branch 'main' from 'origin'.</text:p>
      <text:p text:style-name="P2"/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 ^C</text:p>
      <text:p text:style-name="P2"><text:soft-page-break/></text:p>
      <text:p text:style-name="P1"><text:span text:style-name="T1">Jeffrey@Jeff </text:span><text:span text:style-name="T2">MINGW64 </text:span><text:span text:style-name="T3">~/Desktop/Developers Institute</text:span><text:span text:style-name="T4"> (main)</text:span></text:p>
      <text:p text:style-name="P2">$</text:p>
      <text:p text:style-name="P3"/>
      <text:p text:style-name="P3"/>
      <text:p text:style-name="P3"/>
      <text:p text:style-name="P3"/>
      <text:p text:style-name="P3"/>
      <text:p text:style-name="P3">added </text:p>
      <text:p text:style-name="P3"/>
      <text:p text:style-name="P3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mkdir chocholate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dir</text:p>
      <text:p text:style-name="P7">README.md <text:s/>chocholate <text:s/>week1 <text:s/>week2 <text:s/>week3 <text:s/>week4 <text:s/>week5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mkdir week6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mkdir week7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mkdir week8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mkdir week9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mkdir week10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mkdir week11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mkdir week12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init</text:p>
      <text:p text:style-name="P7">Reinitialized existing Git repository in C:/Users/Jeffrey/Desktop/Developers Institute/.git/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remote add origin https://github.com/Yechieler/DI_Bootcamp.git</text:p>
      <text:p text:style-name="P7">error: remote origin already exists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remote -v</text:p>
      <text:p text:style-name="P7">origin <text:s/>https://github.com/Yechieler/DI_Bootcamp.git (fetch)</text:p>
      <text:p text:style-name="P7">origin <text:s/>https://github.com/Yechieler/DI_Bootcamp.git (push)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add 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status</text:p>
      <text:p text:style-name="P7">On branch main</text:p>
      <text:p text:style-name="P7">Your branch is up to date with 'origin/main'.</text:p>
      <text:p text:style-name="P7"/>
      <text:p text:style-name="P7">Changes to be committed:</text:p>
      <text:p text:style-name="P7"><text:s text:c="2"/>(use "git restore --staged &lt;file&gt;..." to unstage)</text:p>
      <text:p text:style-name="P6"><text:span text:style-name="T5"><text:s text:c="8"/></text:span><text:span text:style-name="T1">new file: <text:s text:c="2"/>week1/day3/Create Your CV/.vscode/settings.json</text:span></text:p>
      <text:p text:style-name="P6"><text:span text:style-name="T5"><text:s text:c="8"/></text:span><text:span text:style-name="T1">new file: <text:s text:c="2"/>week1/day3/Create Your CV/index.html</text:span></text:p>
      <text:p text:style-name="P6"><text:span text:style-name="T5"><text:s text:c="8"/></text:span><text:span text:style-name="T1">new file: <text:s text:c="2"/>week1/day3/Create Your CV/style.css</text:span></text:p>
      <text:p text:style-name="P6"><text:span text:style-name="T5"><text:s text:c="8"/></text:span><text:span text:style-name="T1">new file: <text:s text:c="2"/>week1/day3/morning practice/index.html</text:span></text:p>
      <text:p text:style-name="P6"><text:span text:style-name="T5"><text:s text:c="8"/></text:span><text:span text:style-name="T1">new file: <text:s text:c="2"/>week1/day3/morning practice/style.css</text:span></text:p>
      <text:p text:style-name="P8"/>
      <text:p text:style-name="P8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<text:soft-page-break/>$ git commit -m "weekly files Added"</text:p>
      <text:p text:style-name="P7">[main 1ebd27d] weekly files Added</text:p>
      <text:p text:style-name="P7"><text:s/>5 files changed, 141 insertions(+)</text:p>
      <text:p text:style-name="P7"><text:s/>create mode 100644 week1/day3/Create Your CV/.vscode/settings.json</text:p>
      <text:p text:style-name="P7"><text:s/>create mode 100644 week1/day3/Create Your CV/index.html</text:p>
      <text:p text:style-name="P7"><text:s/>create mode 100644 week1/day3/Create Your CV/style.css</text:p>
      <text:p text:style-name="P7"><text:s/>create mode 100644 week1/day3/morning practice/index.html</text:p>
      <text:p text:style-name="P7"><text:s/>create mode 100644 week1/day3/morning practice/style.css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status</text:p>
      <text:p text:style-name="P7">On branch main</text:p>
      <text:p text:style-name="P7">Your branch is ahead of 'origin/main' by 1 commit.</text:p>
      <text:p text:style-name="P7"><text:s text:c="2"/>(use "git push" to publish your local commits)</text:p>
      <text:p text:style-name="P7"/>
      <text:p text:style-name="P7">nothing to commit, working tree clean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push -u origin main</text:p>
      <text:p text:style-name="P7">Enumerating objects: 14, done.</text:p>
      <text:p text:style-name="P7">Counting objects: 100% (14/14), done.</text:p>
      <text:p text:style-name="P7">Delta compression using up to 4 threads</text:p>
      <text:p text:style-name="P7">Compressing objects: 100% (10/10), done.</text:p>
      <text:p text:style-name="P7">Writing objects: 100% (12/12), 2.07 KiB | 302.00 KiB/s, done.</text:p>
      <text:p text:style-name="P7">Total 12 (delta 0), reused 0 (delta 0), pack-reused 0</text:p>
      <text:p text:style-name="P7">To https://github.com/Yechieler/DI_Bootcamp.git</text:p>
      <text:p text:style-name="P7"><text:s text:c="3"/>b32e466..1ebd27d <text:s/>main -&gt; main</text:p>
      <text:p text:style-name="P7">Branch 'main' set up to track remote branch 'main' from 'origin'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^C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cd day2</text:p>
      <text:p text:style-name="P7">bash: cd: day2: No such file or directory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cd week1</text:p>
      <text:p text:style-name="P7"/>
      <text:p text:style-name="P6"><text:span text:style-name="T1">Jeffrey@Jeff </text:span><text:span text:style-name="T2">MINGW64 </text:span><text:span text:style-name="T3">~/Desktop/Developers Institute/week1</text:span><text:span text:style-name="T4"> (main)</text:span></text:p>
      <text:p text:style-name="P7">$ cd day2</text:p>
      <text:p text:style-name="P7"/>
      <text:p text:style-name="P6"><text:span text:style-name="T1">Jeffrey@Jeff </text:span><text:span text:style-name="T2">MINGW64 </text:span><text:span text:style-name="T3">~/Desktop/Developers Institute/week1/day2</text:span><text:span text:style-name="T4"> (main)</text:span></text:p>
      <text:p text:style-name="P7">$ dir</text:p>
      <text:p text:style-name="P7">git\ example....odt</text:p>
      <text:p text:style-name="P7"/>
      <text:p text:style-name="P6"><text:span text:style-name="T1">Jeffrey@Jeff </text:span><text:span text:style-name="T2">MINGW64 </text:span><text:span text:style-name="T3">~/Desktop/Developers Institute/week1/day2</text:span><text:span text:style-name="T4"> (main)</text:span></text:p>
      <text:p text:style-name="P7">$ cd ..</text:p>
      <text:p text:style-name="P7"/>
      <text:p text:style-name="P6"><text:span text:style-name="T1">Jeffrey@Jeff </text:span><text:span text:style-name="T2">MINGW64 </text:span><text:span text:style-name="T3">~/Desktop/Developers Institute/week1</text:span><text:span text:style-name="T4"> (main)</text:span></text:p>
      <text:p text:style-name="P7">$ cd .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add 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commit -m "delete submodule"</text:p>
      <text:p text:style-name="P7">On branch main</text:p>
      <text:p text:style-name="P7">Your branch is up to date with 'origin/main'.</text:p>
      <text:p text:style-name="P7"/>
      <text:p text:style-name="P7">nothing to commit, working tree clean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push -u origin main</text:p>
      <text:p text:style-name="P7">Everything up-to-date</text:p>
      <text:p text:style-name="P7">Branch 'main' set up to track remote branch 'main' from 'origin'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add 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commit -m "deleted files"</text:p>
      <text:p text:style-name="P7">On branch main</text:p>
      <text:p text:style-name="P7">Your branch is up to date with 'origin/main'.</text:p>
      <text:p text:style-name="P7"/>
      <text:p text:style-name="P7"><text:soft-page-break/>nothing to commit, working tree clean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push -u origin main</text:p>
      <text:p text:style-name="P7">Everything up-to-date</text:p>
      <text:p text:style-name="P7">Branch 'main' set up to track remote branch 'main' from 'origin'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add 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commit -m "deleted sub"</text:p>
      <text:p text:style-name="P7">On branch main</text:p>
      <text:p text:style-name="P7">Your branch is up to date with 'origin/main'.</text:p>
      <text:p text:style-name="P7"/>
      <text:p text:style-name="P7">nothing to commit, working tree clean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push -u origin main</text:p>
      <text:p text:style-name="P7">Everything up-to-date</text:p>
      <text:p text:style-name="P7">Branch 'main' set up to track remote branch 'main' from 'origin'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add 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commit -m "deleted"</text:p>
      <text:p text:style-name="P7">On branch main</text:p>
      <text:p text:style-name="P7">Your branch is up to date with 'origin/main'.</text:p>
      <text:p text:style-name="P7"/>
      <text:p text:style-name="P7">nothing to commit, working tree clean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push -u origin main</text:p>
      <text:p text:style-name="P7">Everything up-to-date</text:p>
      <text:p text:style-name="P7">Branch 'main' set up to track remote branch 'main' from 'origin'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cd week1</text:p>
      <text:p text:style-name="P7"/>
      <text:p text:style-name="P6"><text:span text:style-name="T1">Jeffrey@Jeff </text:span><text:span text:style-name="T2">MINGW64 </text:span><text:span text:style-name="T3">~/Desktop/Developers Institute/week1</text:span><text:span text:style-name="T4"> (main)</text:span></text:p>
      <text:p text:style-name="P7">$ cd day2</text:p>
      <text:p text:style-name="P7"/>
      <text:p text:style-name="P6"><text:span text:style-name="T1">Jeffrey@Jeff </text:span><text:span text:style-name="T2">MINGW64 </text:span><text:span text:style-name="T3">~/Desktop/Developers Institute/week1/day2</text:span><text:span text:style-name="T4"> (main)</text:span></text:p>
      <text:p text:style-name="P7">$ git status</text:p>
      <text:p text:style-name="P7">On branch main</text:p>
      <text:p text:style-name="P7">Your branch is up to date with 'origin/main'.</text:p>
      <text:p text:style-name="P7"/>
      <text:p text:style-name="P7">nothing to commit, working tree clean</text:p>
      <text:p text:style-name="P7"/>
      <text:p text:style-name="P6"><text:span text:style-name="T1">Jeffrey@Jeff </text:span><text:span text:style-name="T2">MINGW64 </text:span><text:span text:style-name="T3">~/Desktop/Developers Institute/week1/day2</text:span><text:span text:style-name="T4"> (main)</text:span></text:p>
      <text:p text:style-name="P7">$ ls -a</text:p>
      <text:p text:style-name="P6"><text:span text:style-name="T6">.</text:span><text:span text:style-name="T5">/ <text:s/></text:span><text:span text:style-name="T6">..</text:span><text:span text:style-name="T5">/</text:span></text:p>
      <text:p text:style-name="P7"/>
      <text:p text:style-name="P6"><text:span text:style-name="T1">Jeffrey@Jeff </text:span><text:span text:style-name="T2">MINGW64 </text:span><text:span text:style-name="T3">~/Desktop/Developers Institute/week1/day2</text:span><text:span text:style-name="T4"> (main)</text:span></text:p>
      <text:p text:style-name="P7">$ cd ..</text:p>
      <text:p text:style-name="P7"/>
      <text:p text:style-name="P6"><text:span text:style-name="T1">Jeffrey@Jeff </text:span><text:span text:style-name="T2">MINGW64 </text:span><text:span text:style-name="T3">~/Desktop/Developers Institute/week1</text:span><text:span text:style-name="T4"> (main)</text:span></text:p>
      <text:p text:style-name="P7">$ cd .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add 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commit -m "delete"</text:p>
      <text:p text:style-name="P7">[main 7d041ab] delete</text:p>
      <text:p text:style-name="P7"><text:s/>1 file changed, 1 deletion(-)</text:p>
      <text:p text:style-name="P7"><text:s/>delete mode 160000 week1/day2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push -u origin main</text:p>
      <text:p text:style-name="P7">Enumerating objects: 5, done.</text:p>
      <text:p text:style-name="P7">Counting objects: 100% (5/5), done.</text:p>
      <text:p text:style-name="P7">Delta compression using up to 4 threads</text:p>
      <text:p text:style-name="P7">Compressing objects: 100% (3/3), done.</text:p>
      <text:p text:style-name="P7"><text:soft-page-break/>Writing objects: 100% (3/3), 332 bytes | 166.00 KiB/s, done.</text:p>
      <text:p text:style-name="P7">Total 3 (delta 0), reused 0 (delta 0), pack-reused 0</text:p>
      <text:p text:style-name="P7">To https://github.com/Yechieler/DI_Bootcamp.git</text:p>
      <text:p text:style-name="P7"><text:s text:c="3"/>1ebd27d..7d041ab <text:s/>main -&gt; main</text:p>
      <text:p text:style-name="P7">Branch 'main' set up to track remote branch 'main' from 'origin'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add 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commit -m "updated"</text:p>
      <text:p text:style-name="P7">On branch main</text:p>
      <text:p text:style-name="P7">Your branch is up to date with 'origin/main'.</text:p>
      <text:p text:style-name="P7"/>
      <text:p text:style-name="P7">nothing to commit, working tree clean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 git push -u origin main</text:p>
      <text:p text:style-name="P7">Everything up-to-date</text:p>
      <text:p text:style-name="P7">Branch 'main' set up to track remote branch 'main' from 'origin'.</text:p>
      <text:p text:style-name="P7"/>
      <text:p text:style-name="P6"><text:span text:style-name="T1">Jeffrey@Jeff </text:span><text:span text:style-name="T2">MINGW64 </text:span><text:span text:style-name="T3">~/Desktop/Developers Institute</text:span><text:span text:style-name="T4"> (main)</text:span></text:p>
      <text:p text:style-name="P7">$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05T17:11:51.18</meta:creation-date>
    <dc:date>2021-04-06T13:51:24.89</dc:date>
    <meta:editing-duration>PT1M27S</meta:editing-duration>
    <meta:editing-cycles>3</meta:editing-cycles>
    <meta:generator>OpenOffice/4.1.9$Win32 OpenOffice.org_project/419m1$Build-9805</meta:generator>
    <meta:document-statistic meta:table-count="0" meta:image-count="0" meta:object-count="0" meta:page-count="6" meta:paragraph-count="284" meta:word-count="1406" meta:character-count="11435"/>
  </office:meta>
</office:document-meta>
</file>